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55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103cm"/>
      <style:paragraph-properties style:writing-mode="lr-tb"/>
    </style:style>
    <style:style style:name="gr4" style:family="graphic" style:parent-style-name="objectwithoutfill">
      <style:graphic-properties svg:stroke-width="0.05cm" svg:stroke-color="#000000" draw:marker-start="Dimension_20_Lines" draw:marker-start-width="0.275cm" draw:marker-end="Dimension_20_Lines" draw:marker-end-width="0.275cm" draw:fill="solid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1.654cm"/>
      <style:paragraph-properties style:writing-mode="lr-tb"/>
    </style:style>
    <style:style style:name="gr6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69cm" fo:min-width="0.44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408cm" fo:min-width="0.158cm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266cm" fo:min-width="0.016cm" fo:padding-top="0.15cm" fo:padding-bottom="0.15cm" fo:padding-left="0.275cm" fo:padding-right="0.275cm"/>
    </style:style>
    <style:style style:name="gr10" style:family="graphic" style:parent-style-name="standard">
      <style:graphic-properties svg:stroke-width="0.025cm" svg:stroke-color="#000000" draw:marker-start-width="0.238cm" draw:marker-end-width="0.238cm" draw:fill="none" draw:textarea-horizontal-align="justify" draw:textarea-vertical-align="middle" draw:auto-grow-height="false" fo:min-height="0.22cm" fo:min-width="0cm" fo:padding-top="0.138cm" fo:padding-bottom="0.138cm" fo:padding-left="0.263cm" fo:padding-right="0.263cm"/>
    </style:style>
    <style:style style:name="gr11" style:family="graphic" style:parent-style-name="standard">
      <style:graphic-properties svg:stroke-width="0.025cm" svg:stroke-color="#000000" draw:marker-start-width="0.238cm" draw:marker-end-width="0.238cm" draw:fill="none" draw:textarea-horizontal-align="justify" draw:textarea-vertical-align="middle" draw:auto-grow-height="false" fo:min-height="0.148cm" fo:min-width="0cm" fo:padding-top="0.138cm" fo:padding-bottom="0.138cm" fo:padding-left="0.263cm" fo:padding-right="0.263cm"/>
    </style:style>
    <style:style style:name="gr12" style:family="graphic" style:parent-style-name="standard">
      <style:graphic-properties svg:stroke-width="0.025cm" svg:stroke-color="#000000" draw:marker-start-width="0.238cm" draw:marker-end-width="0.238cm" draw:fill="none" draw:textarea-horizontal-align="justify" draw:textarea-vertical-align="middle" draw:auto-grow-height="false" fo:min-height="0.078cm" fo:min-width="0cm" fo:padding-top="0.138cm" fo:padding-bottom="0.138cm" fo:padding-left="0.263cm" fo:padding-right="0.263cm"/>
    </style:style>
    <style:style style:name="gr13" style:family="graphic" style:parent-style-name="standard">
      <style:graphic-properties svg:stroke-width="0.025cm" svg:stroke-color="#000000" draw:marker-start-width="0.238cm" draw:marker-end-width="0.238cm" draw:fill="none" draw:textarea-horizontal-align="justify" draw:textarea-vertical-align="middle" draw:auto-grow-height="false" fo:min-height="0.008cm" fo:min-width="0cm" fo:padding-top="0.138cm" fo:padding-bottom="0.138cm" fo:padding-left="0.263cm" fo:padding-right="0.263cm"/>
    </style:style>
    <style:style style:name="gr14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256cm" fo:min-width="0.992cm" fo:padding-top="0.15cm" fo:padding-bottom="0.15cm" fo:padding-left="0.275cm" fo:padding-right="0.275cm"/>
    </style:style>
    <style:style style:name="gr15" style:family="graphic" style:parent-style-name="standard">
      <style:graphic-properties svg:stroke-width="0.025cm" svg:stroke-color="#000000" draw:marker-start-width="0.238cm" draw:marker-end-width="0.238cm" draw:fill="none" draw:textarea-horizontal-align="justify" draw:textarea-vertical-align="middle" draw:auto-grow-height="false" fo:min-height="0cm" fo:min-width="0cm" fo:padding-top="0.138cm" fo:padding-bottom="0.138cm" fo:padding-left="0.263cm" fo:padding-right="0.263cm"/>
    </style:style>
    <style:style style:name="gr16" style:family="graphic" style:parent-style-name="objectwithoutfill">
      <style:graphic-properties svg:stroke-width="0.05cm" svg:stroke-color="#000000" draw:marker-start-width="0.275cm" draw:marker-end="Arrow" draw:marker-end-width="0.375cm" draw:fill="solid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draw:fill="none" fo:min-height="1.65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3" style:family="paragraph">
      <style:paragraph-properties fo:text-align="end">
        <style:tab-stops/>
      </style:paragraph-properties>
    </style:style>
    <style:style style:name="P4" style:family="paragraph">
      <loext:graphic-properties draw:fill="none" draw:fill-color="#ffffff"/>
      <style:paragraph-properties fo:text-align="end" style:writing-mode="lr-tb">
        <style:tab-stops/>
      </style:paragraph-properties>
      <style:text-properties fo:font-size="14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>
        <style:tab-stops/>
      </style:paragraph-properties>
    </style:style>
    <style:style style:name="P7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14pt" style:font-size-asian="18pt" style:font-size-complex="18pt"/>
    </style:style>
    <style:style style:name="P8" style:family="paragraph">
      <loext:graphic-properties draw:fill="none"/>
      <style:paragraph-properties style:writing-mode="lr-tb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815cm" svg:y1="16.875cm" svg:x2="2.815cm" svg:y2="4.556cm">
          <text:p/>
        </draw:line>
        <draw:line draw:style-name="gr1" draw:text-style-name="P1" draw:layer="layout" svg:x1="10.647cm" svg:y1="16.876cm" svg:x2="10.647cm" svg:y2="4.557cm">
          <text:p/>
        </draw:line>
        <draw:line draw:style-name="gr1" draw:text-style-name="P1" draw:layer="layout" svg:x1="14.97cm" svg:y1="16.877cm" svg:x2="14.97cm" svg:y2="4.558cm">
          <text:p/>
        </draw:line>
        <draw:line draw:style-name="gr1" draw:text-style-name="P1" draw:layer="layout" svg:x1="17.511cm" svg:y1="16.878cm" svg:x2="17.511cm" svg:y2="4.559cm">
          <text:p/>
        </draw:line>
        <draw:line draw:style-name="gr1" draw:text-style-name="P1" draw:layer="layout" svg:x1="20.91cm" svg:y1="16.879cm" svg:x2="20.91cm" svg:y2="4.56cm">
          <text:p/>
        </draw:line>
        <draw:line draw:style-name="gr1" draw:text-style-name="P1" draw:layer="layout" svg:x1="23.957cm" svg:y1="16.88cm" svg:x2="23.957cm" svg:y2="4.561cm">
          <text:p/>
        </draw:line>
        <draw:line draw:style-name="gr1" draw:text-style-name="P1" draw:layer="layout" svg:x1="26.872cm" svg:y1="16.881cm" svg:x2="26.872cm" svg:y2="4.562cm">
          <text:p/>
        </draw:line>
        <draw:line draw:style-name="gr1" draw:text-style-name="P1" draw:layer="layout" svg:x1="26.872cm" svg:y1="16.882cm" svg:x2="1cm" svg:y2="16.875cm">
          <text:p/>
        </draw:line>
        <draw:line draw:style-name="gr1" draw:text-style-name="P1" draw:layer="layout" svg:x1="26.52cm" svg:y1="16.882cm" svg:x2="26.52cm" svg:y2="4.563cm">
          <text:p/>
        </draw:line>
        <draw:line draw:style-name="gr1" draw:text-style-name="P1" draw:layer="layout" svg:x1="1.066cm" svg:y1="16.876cm" svg:x2="1.066cm" svg:y2="4.557cm">
          <text:p/>
        </draw:line>
        <draw:frame draw:style-name="gr2" draw:text-style-name="P2" draw:layer="layout" svg:width="1.905cm" svg:height="0.806cm" draw:transform="rotate (1.5707963267949) translate (2.865cm 16.24cm)">
          <draw:text-box>
            <text:p><text:span text:style-name="T1">LED</text:span></text:p>
          </draw:text-box>
        </draw:frame>
        <draw:frame draw:style-name="gr2" draw:text-style-name="P2" draw:layer="layout" svg:width="1.905cm" svg:height="0.806cm" draw:transform="rotate (1.5707963267949) translate (2.865cm 16.241cm)">
          <draw:text-box>
            <text:p><text:span text:style-name="T1">LED</text:span></text:p>
          </draw:text-box>
        </draw:frame>
        <draw:frame draw:style-name="gr3" draw:text-style-name="P2" draw:layer="layout" svg:width="1.905cm" svg:height="1.361cm" draw:transform="rotate (1.5707963267949) translate (10.652cm 16.367cm)">
          <draw:text-box>
            <text:p><text:span text:style-name="T1">Bass</text:span></text:p>
            <text:p><text:span text:style-name="T1"/></text:p>
          </draw:text-box>
        </draw:frame>
        <draw:frame draw:style-name="gr2" draw:text-style-name="P2" draw:layer="layout" svg:width="1.905cm" svg:height="0.806cm" draw:transform="rotate (1.5707963267949) translate (14.93cm 16.494cm)">
          <draw:text-box>
            <text:p><text:span text:style-name="T1">Treble</text:span></text:p>
          </draw:text-box>
        </draw:frame>
        <draw:line draw:style-name="gr1" draw:text-style-name="P1" draw:layer="layout" svg:x1="5.159cm" svg:y1="16.877cm" svg:x2="5.159cm" svg:y2="4.558cm">
          <text:p/>
        </draw:line>
        <draw:frame draw:style-name="gr3" draw:text-style-name="P2" draw:layer="layout" svg:width="1.905cm" svg:height="1.361cm" draw:transform="rotate (1.5707963267949) translate (5.064cm 16.394cm)">
          <draw:text-box>
            <text:p><text:span text:style-name="T1">Power</text:span></text:p>
            <text:p><text:span text:style-name="T1"/></text:p>
          </draw:text-box>
        </draw:frame>
        <draw:line draw:style-name="gr4" draw:text-style-name="P1" draw:layer="layout" svg:x1="24.368cm" svg:y1="17.882cm" svg:x2="4.368cm" svg:y2="17.875cm">
          <text:p/>
        </draw:line>
        <draw:frame draw:style-name="gr3" draw:text-style-name="P2" draw:layer="layout" svg:width="2.647cm" svg:height="1.361cm" svg:x="13.111cm" svg:y="17.864cm">
          <draw:text-box>
            <text:p><text:span text:style-name="T1">200 mm</text:span></text:p>
            <text:p><text:span text:style-name="T1"/></text:p>
          </draw:text-box>
        </draw:frame>
        <draw:frame draw:style-name="gr3" draw:text-style-name="P2" draw:layer="layout" svg:width="2.285cm" svg:height="1.361cm" draw:transform="rotate (1.5707963267949) translate (17.453cm 16.748cm)">
          <draw:text-box>
            <text:p><text:span text:style-name="T1">Balance</text:span></text:p>
          </draw:text-box>
        </draw:frame>
        <draw:frame draw:style-name="gr3" draw:text-style-name="P2" draw:layer="layout" svg:width="2.794cm" svg:height="1.353cm" draw:transform="rotate (1.5707963267949) translate (20.856cm 16.964cm)">
          <draw:text-box>
            <text:p><text:span text:style-name="T1">Sub Gain</text:span></text:p>
          </draw:text-box>
        </draw:frame>
        <draw:frame draw:style-name="gr3" draw:text-style-name="P2" draw:layer="layout" svg:width="2.794cm" svg:height="1.353cm" draw:transform="rotate (1.5707963267949) translate (24.057cm 16.964cm)">
          <draw:text-box>
            <text:p><text:span text:style-name="T1">Sub Freq</text:span></text:p>
          </draw:text-box>
        </draw:frame>
        <draw:line draw:style-name="gr4" draw:text-style-name="P1" draw:layer="layout" svg:x1="1.635cm" svg:y1="5.953cm" svg:x2="1.636cm" svg:y2="15.953cm">
          <text:p/>
        </draw:line>
        <draw:frame draw:style-name="gr3" draw:text-style-name="P2" draw:layer="layout" svg:width="2.647cm" svg:height="1.361cm" draw:transform="rotate (1.5707963267949) translate (1.545cm 13cm)">
          <draw:text-box>
            <text:p><text:span text:style-name="T1">100 mm</text:span></text:p>
            <text:p><text:span text:style-name="T1"/></text:p>
          </draw:text-box>
        </draw:frame>
        <draw:line draw:style-name="gr1" draw:text-style-name="P1" draw:layer="layout" svg:x1="26.872cm" svg:y1="15.882cm" svg:x2="1cm" svg:y2="15.875cm">
          <text:p/>
        </draw:line>
        <draw:line draw:style-name="gr1" draw:text-style-name="P1" draw:layer="layout" svg:x1="26.872cm" svg:y1="14.882cm" svg:x2="1cm" svg:y2="14.875cm">
          <text:p/>
        </draw:line>
        <draw:line draw:style-name="gr1" draw:text-style-name="P1" draw:layer="layout" svg:x1="26.872cm" svg:y1="13.882cm" svg:x2="1cm" svg:y2="13.875cm">
          <text:p/>
        </draw:line>
        <draw:line draw:style-name="gr1" draw:text-style-name="P1" draw:layer="layout" svg:x1="26.872cm" svg:y1="12.882cm" svg:x2="1cm" svg:y2="12.875cm">
          <text:p/>
        </draw:line>
        <draw:line draw:style-name="gr1" draw:text-style-name="P1" draw:layer="layout" svg:x1="26.872cm" svg:y1="11.882cm" svg:x2="1cm" svg:y2="11.875cm">
          <text:p/>
        </draw:line>
        <draw:line draw:style-name="gr1" draw:text-style-name="P1" draw:layer="layout" svg:x1="26.872cm" svg:y1="10.882cm" svg:x2="1cm" svg:y2="10.875cm">
          <text:p/>
        </draw:line>
        <draw:line draw:style-name="gr1" draw:text-style-name="P1" draw:layer="layout" svg:x1="26.872cm" svg:y1="9.882cm" svg:x2="1cm" svg:y2="9.875cm">
          <text:p/>
        </draw:line>
        <draw:line draw:style-name="gr1" draw:text-style-name="P1" draw:layer="layout" svg:x1="26.872cm" svg:y1="8.882cm" svg:x2="1cm" svg:y2="8.875cm">
          <text:p/>
        </draw:line>
        <draw:frame draw:style-name="gr3" draw:text-style-name="P2" draw:layer="layout" svg:width="2.794cm" svg:height="1.353cm" draw:transform="rotate (1.5707963267949) translate (25.758cm 16.864cm)">
          <draw:text-box>
            <text:p><text:span text:style-name="T1">Standoff</text:span></text:p>
          </draw:text-box>
        </draw:frame>
        <draw:frame draw:style-name="gr5" draw:text-style-name="P4" draw:layer="layout" svg:width="2.647cm" svg:height="1.916cm" svg:x="24.241cm" svg:y="17.002cm">
          <draw:text-box>
            <text:p text:style-name="P3"><text:span text:style-name="T1">Right PCB Edge</text:span></text:p>
          </draw:text-box>
        </draw:frame>
        <draw:line draw:style-name="gr1" draw:text-style-name="P1" draw:layer="layout" svg:x1="26.872cm" svg:y1="7.882cm" svg:x2="1cm" svg:y2="7.875cm">
          <text:p/>
        </draw:line>
        <draw:line draw:style-name="gr1" draw:text-style-name="P1" draw:layer="layout" svg:x1="26.872cm" svg:y1="6.882cm" svg:x2="1cm" svg:y2="6.875cm">
          <text:p/>
        </draw:line>
        <draw:line draw:style-name="gr1" draw:text-style-name="P1" draw:layer="layout" svg:x1="26.872cm" svg:y1="5.882cm" svg:x2="1cm" svg:y2="5.875cm">
          <text:p/>
        </draw:line>
        <draw:line draw:style-name="gr1" draw:text-style-name="P1" draw:layer="layout" svg:x1="26.872cm" svg:y1="4.882cm" svg:x2="1cm" svg:y2="4.875cm">
          <text:p/>
        </draw:line>
        <draw:frame draw:style-name="gr2" draw:text-style-name="P2" draw:layer="layout" svg:width="9.632cm" svg:height="0.806cm" svg:x="9.206cm" svg:y="16.891cm">
          <draw:text-box>
            <text:p><text:span text:style-name="T1">Horizontal lines are separated by 10 mm</text:span></text:p>
          </draw:text-box>
        </draw:frame>
        <draw:g>
          <draw:custom-shape draw:style-name="gr6" draw:text-style-name="P5" draw:layer="layout" svg:width="1.4cm" svg:height="1.4cm" svg:x="23.261cm" svg:y="10.1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1.2cm" svg:height="1.2cm" svg:x="23.361cm" svg:y="10.2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cm" svg:height="1cm" svg:x="23.461cm" svg:y="10.3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8cm" svg:height="0.8cm" svg:x="23.561cm" svg:y="10.4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5" draw:layer="layout" svg:width="1.4cm" svg:height="1.4cm" svg:x="20.22cm" svg:y="10.1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1.2cm" svg:height="1.2cm" svg:x="20.32cm" svg:y="10.2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cm" svg:height="1cm" svg:x="20.42cm" svg:y="10.3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8cm" svg:height="0.8cm" svg:x="20.52cm" svg:y="10.4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5" draw:layer="layout" svg:width="1.4cm" svg:height="1.4cm" svg:x="16.819cm" svg:y="10.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1.2cm" svg:height="1.2cm" svg:x="16.919cm" svg:y="10.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cm" svg:height="1cm" svg:x="17.019cm" svg:y="10.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8cm" svg:height="0.8cm" svg:x="17.119cm" svg:y="10.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5" draw:layer="layout" svg:width="1.4cm" svg:height="1.4cm" svg:x="14.282cm" svg:y="10.1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1.2cm" svg:height="1.2cm" svg:x="14.382cm" svg:y="10.2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cm" svg:height="1cm" svg:x="14.482cm" svg:y="10.3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8cm" svg:height="0.8cm" svg:x="14.582cm" svg:y="10.4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5" draw:layer="layout" svg:width="1.4cm" svg:height="1.4cm" svg:x="9.963cm" svg:y="10.1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1.2cm" svg:height="1.2cm" svg:x="10.063cm" svg:y="10.2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cm" svg:height="1cm" svg:x="10.163cm" svg:y="10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8cm" svg:height="0.8cm" svg:x="10.263cm" svg:y="10.4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5" draw:layer="layout" svg:width="1.4cm" svg:height="1.4cm" svg:x="4.474cm" svg:y="10.1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1.2cm" svg:height="1.2cm" svg:x="4.574cm" svg:y="10.2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cm" svg:height="1cm" svg:x="4.674cm" svg:y="10.3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8cm" svg:height="0.8cm" svg:x="4.774cm" svg:y="10.4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5" draw:layer="layout" svg:width="0.7cm" svg:height="0.7cm" svg:x="2.467cm" svg:y="10.5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5" draw:layer="layout" svg:width="0.6cm" svg:height="0.6cm" svg:x="2.517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5" draw:layer="layout" svg:width="0.5cm" svg:height="0.5cm" svg:x="2.567cm" svg:y="10.6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5" draw:layer="layout" svg:width="0.4cm" svg:height="0.4cm" svg:x="2.617cm" svg:y="10.6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2" draw:style-name="dp1" draw:master-page-name="Default">
        <draw:line draw:style-name="gr1" draw:text-style-name="P1" draw:layer="layout" svg:x1="6.898cm" svg:y1="16.863cm" svg:x2="6.898cm" svg:y2="4.544cm">
          <text:p/>
        </draw:line>
        <draw:line draw:style-name="gr1" draw:text-style-name="P1" draw:layer="layout" svg:x1="14.73cm" svg:y1="16.864cm" svg:x2="14.73cm" svg:y2="4.545cm">
          <text:p/>
        </draw:line>
        <draw:line draw:style-name="gr1" draw:text-style-name="P1" draw:layer="layout" svg:x1="19.053cm" svg:y1="16.865cm" svg:x2="19.053cm" svg:y2="4.546cm">
          <text:p/>
        </draw:line>
        <draw:line draw:style-name="gr1" draw:text-style-name="P1" draw:layer="layout" svg:x1="21.594cm" svg:y1="16.866cm" svg:x2="21.594cm" svg:y2="4.547cm">
          <text:p/>
        </draw:line>
        <draw:line draw:style-name="gr1" draw:text-style-name="P1" draw:layer="layout" svg:x1="24.993cm" svg:y1="16.867cm" svg:x2="24.993cm" svg:y2="4.548cm">
          <text:p/>
        </draw:line>
        <draw:line draw:style-name="gr1" draw:text-style-name="P1" draw:layer="layout" svg:x1="30.955cm" svg:y1="16.869cm" svg:x2="30.955cm" svg:y2="4.55cm">
          <text:p/>
        </draw:line>
        <draw:line draw:style-name="gr1" draw:text-style-name="P1" draw:layer="layout" svg:x1="26.872cm" svg:y1="16.87cm" svg:x2="1cm" svg:y2="16.863cm">
          <text:p/>
        </draw:line>
        <draw:line draw:style-name="gr1" draw:text-style-name="P1" draw:layer="layout" svg:x1="30.603cm" svg:y1="16.87cm" svg:x2="30.603cm" svg:y2="4.551cm">
          <text:p/>
        </draw:line>
        <draw:line draw:style-name="gr1" draw:text-style-name="P1" draw:layer="layout" svg:x1="6.325cm" svg:y1="16.864cm" svg:x2="6.325cm" svg:y2="4.545cm">
          <text:p/>
        </draw:line>
        <draw:frame draw:style-name="gr2" draw:text-style-name="P2" draw:layer="layout" svg:width="1.905cm" svg:height="0.806cm" draw:transform="rotate (1.5707963267949) translate (6.948cm 16.228cm)">
          <draw:text-box>
            <text:p><text:span text:style-name="T1">LED</text:span></text:p>
          </draw:text-box>
        </draw:frame>
        <draw:frame draw:style-name="gr2" draw:text-style-name="P2" draw:layer="layout" svg:width="1.905cm" svg:height="0.806cm" draw:transform="rotate (1.5707963267949) translate (6.948cm 16.229cm)">
          <draw:text-box>
            <text:p><text:span text:style-name="T1">LED</text:span></text:p>
          </draw:text-box>
        </draw:frame>
        <draw:frame draw:style-name="gr3" draw:text-style-name="P2" draw:layer="layout" svg:width="1.905cm" svg:height="1.361cm" draw:transform="rotate (1.5707963267949) translate (14.735cm 16.355cm)">
          <draw:text-box>
            <text:p><text:span text:style-name="T1">Bass</text:span></text:p>
            <text:p><text:span text:style-name="T1"/></text:p>
          </draw:text-box>
        </draw:frame>
        <draw:frame draw:style-name="gr2" draw:text-style-name="P2" draw:layer="layout" svg:width="1.905cm" svg:height="0.806cm" draw:transform="rotate (1.5707963267949) translate (19.013cm 16.482cm)">
          <draw:text-box>
            <text:p><text:span text:style-name="T1">Treble</text:span></text:p>
          </draw:text-box>
        </draw:frame>
        <draw:line draw:style-name="gr1" draw:text-style-name="P1" draw:layer="layout" svg:x1="9.242cm" svg:y1="16.865cm" svg:x2="9.242cm" svg:y2="4.546cm">
          <text:p/>
        </draw:line>
        <draw:frame draw:style-name="gr3" draw:text-style-name="P2" draw:layer="layout" svg:width="1.905cm" svg:height="1.361cm" draw:transform="rotate (1.5707963267949) translate (9.147cm 16.382cm)">
          <draw:text-box>
            <text:p><text:span text:style-name="T1">Power</text:span></text:p>
            <text:p><text:span text:style-name="T1"/></text:p>
          </draw:text-box>
        </draw:frame>
        <draw:line draw:style-name="gr4" draw:text-style-name="P1" draw:layer="layout" svg:x1="24.851cm" svg:y1="17.87cm" svg:x2="4.851cm" svg:y2="17.863cm">
          <text:p/>
        </draw:line>
        <draw:frame draw:style-name="gr3" draw:text-style-name="P2" draw:layer="layout" svg:width="2.647cm" svg:height="1.361cm" svg:x="13.594cm" svg:y="17.852cm">
          <draw:text-box>
            <text:p><text:span text:style-name="T1">200 mm</text:span></text:p>
            <text:p><text:span text:style-name="T1"/></text:p>
          </draw:text-box>
        </draw:frame>
        <draw:frame draw:style-name="gr3" draw:text-style-name="P2" draw:layer="layout" svg:width="2.285cm" svg:height="1.361cm" draw:transform="rotate (1.5707963267949) translate (21.536cm 16.736cm)">
          <draw:text-box>
            <text:p><text:span text:style-name="T1">Balance</text:span></text:p>
          </draw:text-box>
        </draw:frame>
        <draw:frame draw:style-name="gr3" draw:text-style-name="P2" draw:layer="layout" svg:width="2.794cm" svg:height="1.353cm" draw:transform="rotate (1.5707963267949) translate (24.939cm 16.952cm)">
          <draw:text-box>
            <text:p><text:span text:style-name="T1">Sub Gain</text:span></text:p>
          </draw:text-box>
        </draw:frame>
        <draw:line draw:style-name="gr4" draw:text-style-name="P1" draw:layer="layout" svg:x1="2.518cm" svg:y1="5.941cm" svg:x2="2.519cm" svg:y2="15.941cm">
          <text:p/>
        </draw:line>
        <draw:frame draw:style-name="gr3" draw:text-style-name="P2" draw:layer="layout" svg:width="2.647cm" svg:height="1.361cm" draw:transform="rotate (1.5707963267949) translate (2.528cm 12.988cm)">
          <draw:text-box>
            <text:p><text:span text:style-name="T1">100 mm</text:span></text:p>
            <text:p><text:span text:style-name="T1"/></text:p>
          </draw:text-box>
        </draw:frame>
        <draw:line draw:style-name="gr1" draw:text-style-name="P1" draw:layer="layout" svg:x1="26.872cm" svg:y1="15.87cm" svg:x2="1cm" svg:y2="15.863cm">
          <text:p/>
        </draw:line>
        <draw:line draw:style-name="gr1" draw:text-style-name="P1" draw:layer="layout" svg:x1="26.872cm" svg:y1="14.87cm" svg:x2="1cm" svg:y2="14.863cm">
          <text:p/>
        </draw:line>
        <draw:line draw:style-name="gr1" draw:text-style-name="P1" draw:layer="layout" svg:x1="26.872cm" svg:y1="13.87cm" svg:x2="1cm" svg:y2="13.863cm">
          <text:p/>
        </draw:line>
        <draw:line draw:style-name="gr1" draw:text-style-name="P1" draw:layer="layout" svg:x1="26.872cm" svg:y1="12.87cm" svg:x2="1cm" svg:y2="12.863cm">
          <text:p/>
        </draw:line>
        <draw:line draw:style-name="gr1" draw:text-style-name="P1" draw:layer="layout" svg:x1="26.872cm" svg:y1="11.87cm" svg:x2="1cm" svg:y2="11.863cm">
          <text:p/>
        </draw:line>
        <draw:line draw:style-name="gr1" draw:text-style-name="P1" draw:layer="layout" svg:x1="26.872cm" svg:y1="10.87cm" svg:x2="1cm" svg:y2="10.863cm">
          <text:p/>
        </draw:line>
        <draw:line draw:style-name="gr1" draw:text-style-name="P1" draw:layer="layout" svg:x1="26.872cm" svg:y1="9.87cm" svg:x2="1cm" svg:y2="9.863cm">
          <text:p/>
        </draw:line>
        <draw:line draw:style-name="gr1" draw:text-style-name="P1" draw:layer="layout" svg:x1="26.872cm" svg:y1="8.87cm" svg:x2="1cm" svg:y2="8.863cm">
          <text:p/>
        </draw:line>
        <draw:frame draw:style-name="gr3" draw:text-style-name="P2" draw:layer="layout" svg:width="2.794cm" svg:height="1.353cm" draw:transform="rotate (1.5707963267949) translate (29.841cm 16.852cm)">
          <draw:text-box>
            <text:p><text:span text:style-name="T1">Standoff</text:span></text:p>
          </draw:text-box>
        </draw:frame>
        <draw:frame draw:style-name="gr5" draw:text-style-name="P4" draw:layer="layout" svg:width="2.647cm" svg:height="1.916cm" svg:x="28.324cm" svg:y="16.99cm">
          <draw:text-box>
            <text:p text:style-name="P3"><text:span text:style-name="T1">Right PCB Edge</text:span></text:p>
          </draw:text-box>
        </draw:frame>
        <draw:line draw:style-name="gr1" draw:text-style-name="P1" draw:layer="layout" svg:x1="26.872cm" svg:y1="7.87cm" svg:x2="1cm" svg:y2="7.863cm">
          <text:p/>
        </draw:line>
        <draw:line draw:style-name="gr1" draw:text-style-name="P1" draw:layer="layout" svg:x1="26.872cm" svg:y1="6.87cm" svg:x2="1cm" svg:y2="6.863cm">
          <text:p/>
        </draw:line>
        <draw:line draw:style-name="gr1" draw:text-style-name="P1" draw:layer="layout" svg:x1="26.872cm" svg:y1="5.87cm" svg:x2="1cm" svg:y2="5.863cm">
          <text:p/>
        </draw:line>
        <draw:line draw:style-name="gr1" draw:text-style-name="P1" draw:layer="layout" svg:x1="26.872cm" svg:y1="4.87cm" svg:x2="1cm" svg:y2="4.863cm">
          <text:p/>
        </draw:line>
        <draw:frame draw:style-name="gr2" draw:text-style-name="P2" draw:layer="layout" svg:width="9.632cm" svg:height="0.806cm" svg:x="9.989cm" svg:y="16.879cm">
          <draw:text-box>
            <text:p><text:span text:style-name="T1">Horizontal lines are separated by 10 mm</text:span></text:p>
          </draw:text-box>
        </draw:frame>
        <draw:g>
          <draw:custom-shape draw:style-name="gr6" draw:text-style-name="P5" draw:layer="layout" svg:width="1.4cm" svg:height="1.4cm" svg:x="24.303cm" svg:y="10.1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1.2cm" svg:height="1.2cm" svg:x="24.403cm" svg:y="10.2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cm" svg:height="1cm" svg:x="24.503cm" svg:y="10.3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8cm" svg:height="0.8cm" svg:x="24.603cm" svg:y="10.4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5" draw:layer="layout" svg:width="1.4cm" svg:height="1.4cm" svg:x="20.902cm" svg:y="10.1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1.2cm" svg:height="1.2cm" svg:x="21.002cm" svg:y="10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cm" svg:height="1cm" svg:x="21.102cm" svg:y="10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8cm" svg:height="0.8cm" svg:x="21.202cm" svg:y="10.4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5" draw:layer="layout" svg:width="1.4cm" svg:height="1.4cm" svg:x="18.365cm" svg:y="10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1.2cm" svg:height="1.2cm" svg:x="18.465cm" svg:y="10.2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cm" svg:height="1cm" svg:x="18.565cm" svg:y="10.3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8cm" svg:height="0.8cm" svg:x="18.665cm" svg:y="10.4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5" draw:layer="layout" svg:width="1.4cm" svg:height="1.4cm" svg:x="14.046cm" svg:y="10.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1.2cm" svg:height="1.2cm" svg:x="14.146cm" svg:y="10.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cm" svg:height="1cm" svg:x="14.246cm" svg:y="10.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8cm" svg:height="0.8cm" svg:x="14.346cm" svg:y="10.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5" draw:layer="layout" svg:width="1.4cm" svg:height="1.4cm" svg:x="8.557cm" svg:y="10.1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1.2cm" svg:height="1.2cm" svg:x="8.657cm" svg:y="10.2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cm" svg:height="1cm" svg:x="8.757cm" svg:y="10.3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8cm" svg:height="0.8cm" svg:x="8.857cm" svg:y="10.4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5" draw:layer="layout" svg:width="0.7cm" svg:height="0.7cm" svg:x="6.55cm" svg:y="10.5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5" draw:layer="layout" svg:width="0.6cm" svg:height="0.6cm" svg:x="6.6cm" svg:y="10.5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5" draw:layer="layout" svg:width="0.5cm" svg:height="0.5cm" svg:x="6.65cm" svg:y="10.6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5" draw:layer="layout" svg:width="0.4cm" svg:height="0.4cm" svg:x="6.7cm" svg:y="10.6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" draw:text-style-name="P1" draw:layer="layout" svg:x1="4.54cm" svg:y1="16.865cm" svg:x2="4.54cm" svg:y2="4.546cm">
          <text:p/>
        </draw:line>
        <draw:line draw:style-name="gr1" draw:text-style-name="P1" draw:layer="layout" svg:x1="1.054cm" svg:y1="16.866cm" svg:x2="1.054cm" svg:y2="4.547cm">
          <text:p/>
        </draw:line>
        <draw:frame draw:style-name="gr5" draw:text-style-name="P7" draw:layer="layout" svg:width="2.139cm" svg:height="1.916cm" svg:x="0.855cm" svg:y="17.002cm">
          <draw:text-box>
            <text:p text:style-name="P6"><text:span text:style-name="T1">Left PCB Edge</text:span></text:p>
          </draw:text-box>
        </draw:frame>
        <draw:line draw:style-name="gr1" draw:text-style-name="P1" draw:layer="layout" svg:x1="3.994cm" svg:y1="16.866cm" svg:x2="3.994cm" svg:y2="4.547cm">
          <text:p/>
        </draw:line>
        <draw:g>
          <draw:custom-shape draw:style-name="gr10" draw:text-style-name="P5" draw:layer="layout" svg:width="0.7cm" svg:height="0.7cm" svg:x="3.675cm" svg:y="7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5" draw:layer="layout" svg:width="0.6cm" svg:height="0.6cm" svg:x="3.725cm" svg:y="7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5" draw:layer="layout" svg:width="0.5cm" svg:height="0.5cm" svg:x="3.775cm" svg:y="7.6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5" draw:layer="layout" svg:width="0.4cm" svg:height="0.4cm" svg:x="3.825cm" svg:y="7.7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5" draw:layer="layout" svg:width="0.7cm" svg:height="0.7cm" svg:x="3.676cm" svg:y="9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5" draw:layer="layout" svg:width="0.6cm" svg:height="0.6cm" svg:x="3.726cm" svg:y="9.5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5" draw:layer="layout" svg:width="0.5cm" svg:height="0.5cm" svg:x="3.776cm" svg:y="9.6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5" draw:layer="layout" svg:width="0.4cm" svg:height="0.4cm" svg:x="3.826cm" svg:y="9.6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" draw:text-style-name="P1" draw:layer="layout" svg:x1="1.495cm" svg:y1="16.867cm" svg:x2="1.495cm" svg:y2="4.548cm">
          <text:p/>
        </draw:line>
        <draw:frame draw:style-name="gr3" draw:text-style-name="P2" draw:layer="layout" svg:width="2.794cm" svg:height="1.353cm" draw:transform="rotate (1.5707963267949) translate (1.552cm 16.875cm)">
          <draw:text-box>
            <text:p><text:span text:style-name="T1">Standoff</text:span></text:p>
          </draw:text-box>
        </draw:frame>
        <draw:g>
          <draw:custom-shape draw:style-name="gr10" draw:text-style-name="P5" draw:layer="layout" svg:width="0.7cm" svg:height="0.7cm" svg:x="5.965cm" svg:y="7.5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5" draw:layer="layout" svg:width="0.6cm" svg:height="0.6cm" svg:x="6.015cm" svg:y="7.6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5" draw:layer="layout" svg:width="0.5cm" svg:height="0.5cm" svg:x="6.065cm" svg:y="7.6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5" draw:layer="layout" svg:width="0.4cm" svg:height="0.4cm" svg:x="6.115cm" svg:y="7.7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5" draw:layer="layout" svg:width="0.7cm" svg:height="0.7cm" svg:x="5.945cm" svg:y="9.5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5" draw:layer="layout" svg:width="0.6cm" svg:height="0.6cm" svg:x="5.995cm" svg:y="9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5" draw:layer="layout" svg:width="0.5cm" svg:height="0.5cm" svg:x="6.045cm" svg:y="9.6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5" draw:layer="layout" svg:width="0.4cm" svg:height="0.4cm" svg:x="6.095cm" svg:y="9.6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3" draw:style-name="dp1" draw:master-page-name="Default">
        <draw:line draw:style-name="gr4" draw:text-style-name="P1" draw:layer="layout" svg:x1="24.368cm" svg:y1="17.882cm" svg:x2="4.368cm" svg:y2="17.875cm">
          <text:p/>
        </draw:line>
        <draw:frame draw:style-name="gr3" draw:text-style-name="P2" draw:layer="layout" svg:width="2.647cm" svg:height="1.361cm" svg:x="13.111cm" svg:y="17.864cm">
          <draw:text-box>
            <text:p><text:span text:style-name="T1">200 mm</text:span></text:p>
            <text:p><text:span text:style-name="T1"/></text:p>
          </draw:text-box>
        </draw:frame>
        <draw:frame draw:style-name="gr3" draw:text-style-name="P2" draw:layer="layout" svg:width="2.647cm" svg:height="1.361cm" draw:transform="rotate (1.5707963267949) translate (25.549cm 14.025cm)">
          <draw:text-box>
            <text:p><text:span text:style-name="T1">100 mm</text:span></text:p>
            <text:p><text:span text:style-name="T1"/></text:p>
          </draw:text-box>
        </draw:frame>
        <draw:frame draw:style-name="gr5" draw:text-style-name="P7" draw:layer="layout" svg:width="2.647cm" svg:height="1.916cm" svg:x="0.746cm" svg:y="17.003cm">
          <draw:text-box>
            <text:p text:style-name="P6"><text:span text:style-name="T1">Right PCB Edge</text:span></text:p>
          </draw:text-box>
        </draw:frame>
        <draw:frame draw:style-name="gr2" draw:text-style-name="P2" draw:layer="layout" svg:width="9.632cm" svg:height="0.806cm" svg:x="10.271cm" svg:y="17.002cm">
          <draw:text-box>
            <text:p><text:span text:style-name="T1">Horizontal lines are separated by 10 mm</text:span></text:p>
          </draw:text-box>
        </draw:frame>
        <draw:line draw:style-name="gr1" draw:text-style-name="P1" draw:layer="layout" svg:x1="-0.927cm" svg:y1="16.886cm" svg:x2="-0.927cm" svg:y2="4.567cm">
          <text:p/>
        </draw:line>
        <draw:line draw:style-name="gr1" draw:text-style-name="P1" draw:layer="layout" svg:x1="12.104cm" svg:y1="16.877cm" svg:x2="12.104cm" svg:y2="4.558cm">
          <text:p/>
        </draw:line>
        <draw:line draw:style-name="gr1" draw:text-style-name="P1" draw:layer="layout" svg:x1="2.592cm" svg:y1="16.88cm" svg:x2="2.592cm" svg:y2="4.561cm">
          <text:p/>
        </draw:line>
        <draw:line draw:style-name="gr1" draw:text-style-name="P1" draw:layer="layout" svg:x1="1cm" svg:y1="16.881cm" svg:x2="1cm" svg:y2="4.562cm">
          <text:p/>
        </draw:line>
        <draw:line draw:style-name="gr1" draw:text-style-name="P1" draw:layer="layout" svg:x1="1cm" svg:y1="16.882cm" svg:x2="26.872cm" svg:y2="16.875cm">
          <text:p/>
        </draw:line>
        <draw:line draw:style-name="gr1" draw:text-style-name="P1" draw:layer="layout" svg:x1="1.352cm" svg:y1="16.882cm" svg:x2="1.352cm" svg:y2="4.563cm">
          <text:p/>
        </draw:line>
        <draw:line draw:style-name="gr1" draw:text-style-name="P1" draw:layer="layout" svg:x1="26.806cm" svg:y1="16.876cm" svg:x2="26.806cm" svg:y2="4.557cm">
          <text:p/>
        </draw:line>
        <draw:line draw:style-name="gr1" draw:text-style-name="P1" draw:layer="layout" svg:x1="22.713cm" svg:y1="16.877cm" svg:x2="22.713cm" svg:y2="4.558cm">
          <text:p/>
        </draw:line>
        <draw:line draw:style-name="gr4" draw:text-style-name="P1" draw:layer="layout" svg:x1="26.237cm" svg:y1="5.659cm" svg:x2="26.236cm" svg:y2="15.659cm">
          <text:p/>
        </draw:line>
        <draw:line draw:style-name="gr1" draw:text-style-name="P1" draw:layer="layout" svg:x1="1cm" svg:y1="15.882cm" svg:x2="26.872cm" svg:y2="15.875cm">
          <text:p/>
        </draw:line>
        <draw:line draw:style-name="gr1" draw:text-style-name="P1" draw:layer="layout" svg:x1="1cm" svg:y1="14.882cm" svg:x2="26.872cm" svg:y2="14.875cm">
          <text:p/>
        </draw:line>
        <draw:line draw:style-name="gr1" draw:text-style-name="P1" draw:layer="layout" svg:x1="1cm" svg:y1="13.882cm" svg:x2="26.872cm" svg:y2="13.875cm">
          <text:p/>
        </draw:line>
        <draw:line draw:style-name="gr1" draw:text-style-name="P1" draw:layer="layout" svg:x1="1cm" svg:y1="12.882cm" svg:x2="26.872cm" svg:y2="12.875cm">
          <text:p/>
        </draw:line>
        <draw:line draw:style-name="gr1" draw:text-style-name="P1" draw:layer="layout" svg:x1="1cm" svg:y1="11.882cm" svg:x2="26.872cm" svg:y2="11.875cm">
          <text:p/>
        </draw:line>
        <draw:line draw:style-name="gr1" draw:text-style-name="P1" draw:layer="layout" svg:x1="1cm" svg:y1="10.882cm" svg:x2="26.872cm" svg:y2="10.875cm">
          <text:p/>
        </draw:line>
        <draw:line draw:style-name="gr1" draw:text-style-name="P1" draw:layer="layout" svg:x1="1cm" svg:y1="9.882cm" svg:x2="26.872cm" svg:y2="9.875cm">
          <text:p/>
        </draw:line>
        <draw:line draw:style-name="gr1" draw:text-style-name="P1" draw:layer="layout" svg:x1="1cm" svg:y1="8.882cm" svg:x2="26.872cm" svg:y2="8.875cm">
          <text:p/>
        </draw:line>
        <draw:line draw:style-name="gr1" draw:text-style-name="P1" draw:layer="layout" svg:x1="1cm" svg:y1="7.882cm" svg:x2="26.872cm" svg:y2="7.875cm">
          <text:p/>
        </draw:line>
        <draw:line draw:style-name="gr1" draw:text-style-name="P1" draw:layer="layout" svg:x1="1cm" svg:y1="6.882cm" svg:x2="26.872cm" svg:y2="6.875cm">
          <text:p/>
        </draw:line>
        <draw:line draw:style-name="gr1" draw:text-style-name="P1" draw:layer="layout" svg:x1="1cm" svg:y1="5.882cm" svg:x2="26.872cm" svg:y2="5.875cm">
          <text:p/>
        </draw:line>
        <draw:line draw:style-name="gr1" draw:text-style-name="P1" draw:layer="layout" svg:x1="1cm" svg:y1="4.882cm" svg:x2="26.872cm" svg:y2="4.875cm">
          <text:p/>
        </draw:line>
        <draw:g>
          <draw:custom-shape draw:style-name="gr6" draw:text-style-name="P5" draw:layer="layout" svg:width="1.4cm" svg:height="1.4cm" svg:x="3.904cm" svg:y="10.178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1.2cm" svg:height="1.2cm" svg:x="4.004cm" svg:y="10.278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cm" svg:height="1cm" svg:x="4.104cm" svg:y="10.378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8cm" svg:height="0.8cm" svg:x="4.204cm" svg:y="10.478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5" draw:layer="layout" svg:width="1.4cm" svg:height="1.4cm" svg:x="7.722cm" svg:y="10.17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1.2cm" svg:height="1.2cm" svg:x="7.822cm" svg:y="10.27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cm" svg:height="1cm" svg:x="7.922cm" svg:y="10.37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8cm" svg:height="0.8cm" svg:x="8.022cm" svg:y="10.47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5" draw:layer="layout" svg:width="1.4cm" svg:height="1.4cm" svg:x="11.434cm" svg:y="10.181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1.2cm" svg:height="1.2cm" svg:x="11.534cm" svg:y="10.281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cm" svg:height="1cm" svg:x="11.634cm" svg:y="10.381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8cm" svg:height="0.8cm" svg:x="11.734cm" svg:y="10.481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5" draw:layer="layout" svg:width="1.4cm" svg:height="1.4cm" svg:x="17.651cm" svg:y="10.182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1.2cm" svg:height="1.2cm" svg:x="17.751cm" svg:y="10.282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cm" svg:height="1cm" svg:x="17.851cm" svg:y="10.382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8cm" svg:height="0.8cm" svg:x="17.951cm" svg:y="10.482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5" draw:layer="layout" svg:width="1.4cm" svg:height="1.4cm" svg:x="22.985cm" svg:y="10.18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1.2cm" svg:height="1.2cm" svg:x="23.085cm" svg:y="10.28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cm" svg:height="1cm" svg:x="23.185cm" svg:y="10.38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8cm" svg:height="0.8cm" svg:x="23.285cm" svg:y="10.48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" draw:text-style-name="P1" draw:layer="layout" svg:x1="4.629cm" svg:y1="16.881cm" svg:x2="4.629cm" svg:y2="4.562cm">
          <text:p/>
        </draw:line>
        <draw:line draw:style-name="gr1" draw:text-style-name="P1" draw:layer="layout" svg:x1="6.456cm" svg:y1="16.882cm" svg:x2="6.456cm" svg:y2="4.563cm">
          <text:p/>
        </draw:line>
        <draw:line draw:style-name="gr1" draw:text-style-name="P1" draw:layer="layout" svg:x1="8.409cm" svg:y1="16.883cm" svg:x2="8.409cm" svg:y2="4.564cm">
          <text:p/>
        </draw:line>
        <draw:line draw:style-name="gr1" draw:text-style-name="P1" draw:layer="layout" svg:x1="10.278cm" svg:y1="16.884cm" svg:x2="10.278cm" svg:y2="4.565cm">
          <text:p/>
        </draw:line>
        <draw:line draw:style-name="gr1" draw:text-style-name="P1" draw:layer="layout" svg:x1="13.926cm" svg:y1="16.878cm" svg:x2="13.926cm" svg:y2="4.559cm">
          <text:p/>
        </draw:line>
        <draw:line draw:style-name="gr1" draw:text-style-name="P1" draw:layer="layout" svg:x1="16.447cm" svg:y1="16.879cm" svg:x2="16.447cm" svg:y2="4.56cm">
          <text:p/>
        </draw:line>
        <draw:line draw:style-name="gr1" draw:text-style-name="P1" draw:layer="layout" svg:x1="18.341cm" svg:y1="16.88cm" svg:x2="18.341cm" svg:y2="4.561cm">
          <text:p/>
        </draw:line>
        <draw:line draw:style-name="gr1" draw:text-style-name="P1" draw:layer="layout" svg:x1="20.147cm" svg:y1="16.881cm" svg:x2="20.147cm" svg:y2="4.562cm">
          <text:p/>
        </draw:line>
        <draw:line draw:style-name="gr1" draw:text-style-name="P1" draw:layer="layout" svg:x1="21.911cm" svg:y1="16.882cm" svg:x2="21.911cm" svg:y2="4.563cm">
          <text:p/>
        </draw:line>
        <draw:line draw:style-name="gr1" draw:text-style-name="P1" draw:layer="layout" svg:x1="23.675cm" svg:y1="16.883cm" svg:x2="23.675cm" svg:y2="4.564cm">
          <text:p/>
        </draw:line>
        <draw:line draw:style-name="gr1" draw:text-style-name="P1" draw:layer="layout" svg:x1="25.46cm" svg:y1="16.884cm" svg:x2="25.46cm" svg:y2="4.565cm">
          <text:p/>
        </draw:line>
        <draw:g>
          <draw:custom-shape draw:style-name="gr6" draw:text-style-name="P5" draw:layer="layout" svg:width="1.4cm" svg:height="1.4cm" svg:x="19.477cm" svg:y="10.18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1.2cm" svg:height="1.2cm" svg:x="19.577cm" svg:y="10.28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cm" svg:height="1cm" svg:x="19.677cm" svg:y="10.38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8cm" svg:height="0.8cm" svg:x="19.777cm" svg:y="10.48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5" draw:layer="layout" svg:width="1.4cm" svg:height="1.4cm" svg:x="21.219cm" svg:y="10.18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1.2cm" svg:height="1.2cm" svg:x="21.319cm" svg:y="10.28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cm" svg:height="1cm" svg:x="21.419cm" svg:y="10.38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8cm" svg:height="0.8cm" svg:x="21.519cm" svg:y="10.48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5" draw:layer="layout" svg:width="1.4cm" svg:height="1.4cm" svg:x="24.769cm" svg:y="10.18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1.2cm" svg:height="1.2cm" svg:x="24.869cm" svg:y="10.28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cm" svg:height="1cm" svg:x="24.969cm" svg:y="10.38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8cm" svg:height="0.8cm" svg:x="25.069cm" svg:y="10.48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" draw:text-style-name="P5" draw:layer="layout" svg:width="2.18cm" svg:height="2.2cm" svg:x="1.477cm" svg:y="9.40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5" draw:layer="layout" svg:width="0.317cm" svg:height="0.32cm" svg:x="3.379cm" svg:y="9.375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5" draw:layer="layout" svg:width="0.317cm" svg:height="0.32cm" svg:x="1.426cm" svg:y="11.32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" draw:text-style-name="P5" draw:layer="layout" svg:width="2.18cm" svg:height="2.2cm" svg:x="5.362cm" svg:y="9.371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5" draw:layer="layout" svg:width="0.317cm" svg:height="0.32cm" svg:x="7.264cm" svg:y="9.341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5" draw:layer="layout" svg:width="0.317cm" svg:height="0.32cm" svg:x="5.311cm" svg:y="11.295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" draw:text-style-name="P5" draw:layer="layout" svg:width="2.18cm" svg:height="2.2cm" svg:x="12.845cm" svg:y="9.37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5" draw:layer="layout" svg:width="0.317cm" svg:height="0.32cm" svg:x="14.747cm" svg:y="9.34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5" draw:layer="layout" svg:width="0.317cm" svg:height="0.32cm" svg:x="12.794cm" svg:y="11.303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" draw:text-style-name="P5" draw:layer="layout" svg:width="2.18cm" svg:height="2.2cm" svg:x="15.37cm" svg:y="9.387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5" draw:layer="layout" svg:width="0.317cm" svg:height="0.32cm" svg:x="17.272cm" svg:y="9.35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5" draw:layer="layout" svg:width="0.317cm" svg:height="0.32cm" svg:x="15.319cm" svg:y="11.311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" draw:text-style-name="P5" draw:layer="layout" svg:width="2.18cm" svg:height="2.2cm" svg:x="9.205cm" svg:y="9.37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5" draw:layer="layout" svg:width="0.317cm" svg:height="0.32cm" svg:x="11.107cm" svg:y="9.34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5" draw:layer="layout" svg:width="0.317cm" svg:height="0.32cm" svg:x="9.154cm" svg:y="11.303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6" draw:text-style-name="P1" draw:layer="layout" svg:x1="2.651cm" svg:y1="18.145cm" svg:x2="1.762cm" svg:y2="11.668cm">
          <text:p/>
        </draw:line>
        <draw:frame draw:style-name="gr17" draw:text-style-name="P8" draw:layer="layout" svg:width="1.797cm" svg:height="1.904cm" svg:x="3.413cm" svg:y="18.146cm">
          <draw:text-box>
            <text:p><text:span text:style-name="T1">Ø22</text:span></text:p>
          </draw:text-box>
        </draw:frame>
        <draw:line draw:style-name="gr16" draw:text-style-name="P1" draw:layer="layout" svg:x1="3.487cm" svg:y1="18.158cm" svg:x2="2.852cm" svg:y2="11.554cm">
          <text:p/>
        </draw:line>
        <draw:frame draw:style-name="gr17" draw:text-style-name="P8" draw:layer="layout" svg:width="1.797cm" svg:height="1.904cm" svg:x="2.124cm" svg:y="18.145cm">
          <draw:text-box>
            <text:p><text:span text:style-name="T1">Ø3.2</text:span></text:p>
          </draw:text-box>
        </draw:frame>
      </draw:page>
      <draw:page draw:name="page4" draw:style-name="dp1" draw:master-page-name="Default">
        <draw:line draw:style-name="gr4" draw:text-style-name="P1" draw:layer="layout" svg:x1="24.831cm" svg:y1="17.882cm" svg:x2="4.831cm" svg:y2="17.875cm">
          <text:p/>
        </draw:line>
        <draw:frame draw:style-name="gr3" draw:text-style-name="P2" draw:layer="layout" svg:width="2.647cm" svg:height="1.361cm" svg:x="13.374cm" svg:y="17.864cm">
          <draw:text-box>
            <text:p><text:span text:style-name="T1">200 mm</text:span></text:p>
            <text:p><text:span text:style-name="T1"/></text:p>
          </draw:text-box>
        </draw:frame>
        <draw:frame draw:style-name="gr3" draw:text-style-name="P2" draw:layer="layout" svg:width="2.647cm" svg:height="1.361cm" draw:transform="rotate (1.5707963267949) translate (25.215cm 14.993cm)">
          <draw:text-box>
            <text:p><text:span text:style-name="T1">100 mm</text:span></text:p>
            <text:p><text:span text:style-name="T1"/></text:p>
          </draw:text-box>
        </draw:frame>
        <draw:frame draw:style-name="gr2" draw:text-style-name="P2" draw:layer="layout" svg:width="9.632cm" svg:height="0.806cm" svg:x="10.369cm" svg:y="16.891cm">
          <draw:text-box>
            <text:p><text:span text:style-name="T1">Horizontal lines are separated by 10 mm</text:span></text:p>
          </draw:text-box>
        </draw:frame>
        <draw:frame draw:style-name="gr5" draw:text-style-name="P4" draw:layer="layout" svg:width="2.139cm" svg:height="1.916cm" svg:x="24.896cm" svg:y="17.002cm">
          <draw:text-box>
            <text:p text:style-name="P3"><text:span text:style-name="T1">Left PCB Edge</text:span></text:p>
          </draw:text-box>
        </draw:frame>
        <draw:line draw:style-name="gr1" draw:text-style-name="P1" draw:layer="layout" svg:x1="8.041cm" svg:y1="16.877cm" svg:x2="8.041cm" svg:y2="4.558cm">
          <text:p/>
        </draw:line>
        <draw:line draw:style-name="gr1" draw:text-style-name="P1" draw:layer="layout" svg:x1="1cm" svg:y1="16.882cm" svg:x2="26.872cm" svg:y2="16.875cm">
          <text:p/>
        </draw:line>
        <draw:line draw:style-name="gr4" draw:text-style-name="P1" draw:layer="layout" svg:x1="26.08cm" svg:y1="5.533cm" svg:x2="26.079cm" svg:y2="15.533cm">
          <text:p/>
        </draw:line>
        <draw:line draw:style-name="gr1" draw:text-style-name="P1" draw:layer="layout" svg:x1="1cm" svg:y1="15.882cm" svg:x2="26.872cm" svg:y2="15.875cm">
          <text:p/>
        </draw:line>
        <draw:line draw:style-name="gr1" draw:text-style-name="P1" draw:layer="layout" svg:x1="1cm" svg:y1="14.882cm" svg:x2="26.872cm" svg:y2="14.875cm">
          <text:p/>
        </draw:line>
        <draw:line draw:style-name="gr1" draw:text-style-name="P1" draw:layer="layout" svg:x1="1cm" svg:y1="13.882cm" svg:x2="26.872cm" svg:y2="13.875cm">
          <text:p/>
        </draw:line>
        <draw:line draw:style-name="gr1" draw:text-style-name="P1" draw:layer="layout" svg:x1="1cm" svg:y1="12.882cm" svg:x2="26.872cm" svg:y2="12.875cm">
          <text:p/>
        </draw:line>
        <draw:line draw:style-name="gr1" draw:text-style-name="P1" draw:layer="layout" svg:x1="1cm" svg:y1="11.882cm" svg:x2="26.872cm" svg:y2="11.875cm">
          <text:p/>
        </draw:line>
        <draw:line draw:style-name="gr1" draw:text-style-name="P1" draw:layer="layout" svg:x1="1cm" svg:y1="10.882cm" svg:x2="26.872cm" svg:y2="10.875cm">
          <text:p/>
        </draw:line>
        <draw:line draw:style-name="gr1" draw:text-style-name="P1" draw:layer="layout" svg:x1="1cm" svg:y1="9.882cm" svg:x2="26.872cm" svg:y2="9.875cm">
          <text:p/>
        </draw:line>
        <draw:line draw:style-name="gr1" draw:text-style-name="P1" draw:layer="layout" svg:x1="1cm" svg:y1="8.882cm" svg:x2="26.872cm" svg:y2="8.875cm">
          <text:p/>
        </draw:line>
        <draw:line draw:style-name="gr1" draw:text-style-name="P1" draw:layer="layout" svg:x1="1cm" svg:y1="7.882cm" svg:x2="26.872cm" svg:y2="7.875cm">
          <text:p/>
        </draw:line>
        <draw:line draw:style-name="gr1" draw:text-style-name="P1" draw:layer="layout" svg:x1="1cm" svg:y1="6.882cm" svg:x2="26.872cm" svg:y2="6.875cm">
          <text:p/>
        </draw:line>
        <draw:line draw:style-name="gr1" draw:text-style-name="P1" draw:layer="layout" svg:x1="1cm" svg:y1="5.882cm" svg:x2="26.872cm" svg:y2="5.875cm">
          <text:p/>
        </draw:line>
        <draw:line draw:style-name="gr1" draw:text-style-name="P1" draw:layer="layout" svg:x1="1cm" svg:y1="4.882cm" svg:x2="26.872cm" svg:y2="4.875cm">
          <text:p/>
        </draw:line>
        <draw:g>
          <draw:custom-shape draw:style-name="gr6" draw:text-style-name="P5" draw:layer="layout" svg:width="1.4cm" svg:height="1.4cm" svg:x="3.659cm" svg:y="10.17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1.2cm" svg:height="1.2cm" svg:x="3.759cm" svg:y="10.27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cm" svg:height="1cm" svg:x="3.859cm" svg:y="10.37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8cm" svg:height="0.8cm" svg:x="3.959cm" svg:y="10.47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5" draw:layer="layout" svg:width="1.4cm" svg:height="1.4cm" svg:x="7.371cm" svg:y="10.181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1.2cm" svg:height="1.2cm" svg:x="7.471cm" svg:y="10.281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cm" svg:height="1cm" svg:x="7.571cm" svg:y="10.381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8cm" svg:height="0.8cm" svg:x="7.671cm" svg:y="10.481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5" draw:layer="layout" svg:width="1.4cm" svg:height="1.4cm" svg:x="13.588cm" svg:y="10.182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1.2cm" svg:height="1.2cm" svg:x="13.688cm" svg:y="10.282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cm" svg:height="1cm" svg:x="13.788cm" svg:y="10.382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8cm" svg:height="0.8cm" svg:x="13.888cm" svg:y="10.482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5" draw:layer="layout" svg:width="1.4cm" svg:height="1.4cm" svg:x="18.922cm" svg:y="10.18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1.2cm" svg:height="1.2cm" svg:x="19.022cm" svg:y="10.28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cm" svg:height="1cm" svg:x="19.122cm" svg:y="10.38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8cm" svg:height="0.8cm" svg:x="19.222cm" svg:y="10.48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" draw:text-style-name="P1" draw:layer="layout" svg:x1="2.393cm" svg:y1="16.882cm" svg:x2="2.393cm" svg:y2="4.563cm">
          <text:p/>
        </draw:line>
        <draw:line draw:style-name="gr1" draw:text-style-name="P1" draw:layer="layout" svg:x1="4.346cm" svg:y1="16.883cm" svg:x2="4.346cm" svg:y2="4.564cm">
          <text:p/>
        </draw:line>
        <draw:line draw:style-name="gr1" draw:text-style-name="P1" draw:layer="layout" svg:x1="6.215cm" svg:y1="16.884cm" svg:x2="6.215cm" svg:y2="4.565cm">
          <text:p/>
        </draw:line>
        <draw:line draw:style-name="gr1" draw:text-style-name="P1" draw:layer="layout" svg:x1="9.861cm" svg:y1="16.878cm" svg:x2="9.861cm" svg:y2="4.559cm">
          <text:p/>
        </draw:line>
        <draw:line draw:style-name="gr1" draw:text-style-name="P1" draw:layer="layout" svg:x1="12.393cm" svg:y1="16.879cm" svg:x2="12.393cm" svg:y2="4.56cm">
          <text:p/>
        </draw:line>
        <draw:line draw:style-name="gr1" draw:text-style-name="P1" draw:layer="layout" svg:x1="14.278cm" svg:y1="16.88cm" svg:x2="14.278cm" svg:y2="4.561cm">
          <text:p/>
        </draw:line>
        <draw:line draw:style-name="gr1" draw:text-style-name="P1" draw:layer="layout" svg:x1="16.084cm" svg:y1="16.881cm" svg:x2="16.084cm" svg:y2="4.562cm">
          <text:p/>
        </draw:line>
        <draw:line draw:style-name="gr1" draw:text-style-name="P1" draw:layer="layout" svg:x1="17.848cm" svg:y1="16.882cm" svg:x2="17.848cm" svg:y2="4.563cm">
          <text:p/>
        </draw:line>
        <draw:line draw:style-name="gr1" draw:text-style-name="P1" draw:layer="layout" svg:x1="19.612cm" svg:y1="16.883cm" svg:x2="19.612cm" svg:y2="4.564cm">
          <text:p/>
        </draw:line>
        <draw:line draw:style-name="gr1" draw:text-style-name="P1" draw:layer="layout" svg:x1="21.397cm" svg:y1="16.884cm" svg:x2="21.397cm" svg:y2="4.565cm">
          <text:p/>
        </draw:line>
        <draw:line draw:style-name="gr1" draw:text-style-name="P1" draw:layer="layout" svg:x1="23.161cm" svg:y1="16.885cm" svg:x2="23.161cm" svg:y2="4.566cm">
          <text:p/>
        </draw:line>
        <draw:line draw:style-name="gr1" draw:text-style-name="P1" draw:layer="layout" svg:x1="24.736cm" svg:y1="16.886cm" svg:x2="24.736cm" svg:y2="4.567cm">
          <text:p/>
        </draw:line>
        <draw:g>
          <draw:custom-shape draw:style-name="gr6" draw:text-style-name="P5" draw:layer="layout" svg:width="1.4cm" svg:height="1.4cm" svg:x="15.414cm" svg:y="10.18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1.2cm" svg:height="1.2cm" svg:x="15.514cm" svg:y="10.28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cm" svg:height="1cm" svg:x="15.614cm" svg:y="10.38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8cm" svg:height="0.8cm" svg:x="15.714cm" svg:y="10.48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5" draw:layer="layout" svg:width="1.4cm" svg:height="1.4cm" svg:x="17.156cm" svg:y="10.18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1.2cm" svg:height="1.2cm" svg:x="17.256cm" svg:y="10.28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cm" svg:height="1cm" svg:x="17.356cm" svg:y="10.38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8cm" svg:height="0.8cm" svg:x="17.456cm" svg:y="10.48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5" draw:layer="layout" svg:width="1.4cm" svg:height="1.4cm" svg:x="20.706cm" svg:y="10.18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1.2cm" svg:height="1.2cm" svg:x="20.806cm" svg:y="10.28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cm" svg:height="1cm" svg:x="20.906cm" svg:y="10.38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8cm" svg:height="0.8cm" svg:x="21.006cm" svg:y="10.48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" draw:text-style-name="P5" draw:layer="layout" svg:width="2.18cm" svg:height="2.2cm" svg:x="1.299cm" svg:y="9.371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5" draw:layer="layout" svg:width="0.317cm" svg:height="0.32cm" svg:x="3.201cm" svg:y="9.341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5" draw:layer="layout" svg:width="0.317cm" svg:height="0.32cm" svg:x="1.248cm" svg:y="11.295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" draw:text-style-name="P5" draw:layer="layout" svg:width="2.18cm" svg:height="2.2cm" svg:x="8.78cm" svg:y="9.37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5" draw:layer="layout" svg:width="0.317cm" svg:height="0.32cm" svg:x="10.682cm" svg:y="9.34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5" draw:layer="layout" svg:width="0.317cm" svg:height="0.32cm" svg:x="8.729cm" svg:y="11.303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" draw:text-style-name="P5" draw:layer="layout" svg:width="2.18cm" svg:height="2.2cm" svg:x="11.312cm" svg:y="9.387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5" draw:layer="layout" svg:width="0.317cm" svg:height="0.32cm" svg:x="13.214cm" svg:y="9.35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5" draw:layer="layout" svg:width="0.317cm" svg:height="0.32cm" svg:x="11.261cm" svg:y="11.311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" draw:text-style-name="P5" draw:layer="layout" svg:width="2.18cm" svg:height="2.2cm" svg:x="5.125cm" svg:y="9.37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5" draw:layer="layout" svg:width="0.317cm" svg:height="0.32cm" svg:x="7.027cm" svg:y="9.34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5" draw:layer="layout" svg:width="0.317cm" svg:height="0.32cm" svg:x="5.074cm" svg:y="11.303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5" draw:layer="layout" svg:width="1.4cm" svg:height="1.4cm" svg:x="22.448cm" svg:y="10.18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1.2cm" svg:height="1.2cm" svg:x="22.548cm" svg:y="10.28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cm" svg:height="1cm" svg:x="22.648cm" svg:y="10.38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8cm" svg:height="0.8cm" svg:x="22.748cm" svg:y="10.48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5" draw:layer="layout" svg:width="1.4cm" svg:height="1.4cm" svg:x="24.043cm" svg:y="10.18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1.2cm" svg:height="1.2cm" svg:x="24.143cm" svg:y="10.28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cm" svg:height="1cm" svg:x="24.243cm" svg:y="10.38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8cm" svg:height="0.8cm" svg:x="24.343cm" svg:y="10.48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" draw:text-style-name="P1" draw:layer="layout" svg:x1="26.836cm" svg:y1="16.887cm" svg:x2="26.836cm" svg:y2="4.56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5-18T22:09:19.329000000</meta:creation-date>
    <dc:date>2021-05-19T01:06:05.802000000</dc:date>
    <meta:editing-duration>PT29M4S</meta:editing-duration>
    <meta:editing-cycles>13</meta:editing-cycles>
    <meta:generator>LibreOffice/6.4.2.2$Windows_X86_64 LibreOffice_project/4e471d8c02c9c90f512f7f9ead8875b57fcb1ec3</meta:generator>
    <meta:print-date>2021-05-18T22:40:22.689000000</meta:print-date>
    <meta:document-statistic meta:object-count="360"/>
  </office:meta>
</office:document-meta>
</file>